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useo-sans-rounded" svg:font-family="museo-sans-rounded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3126in" fo:orphans="2" fo:widows="2" fo:text-indent="0in" style:auto-text-indent="false"/>
      <style:text-properties fo:font-variant="normal" fo:text-transform="none" fo:color="#333333" style:font-name="museo-sans-rounded" fo:font-size="12.75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.3126in" fo:orphans="2" fo:widows="2" fo:text-indent="0in" style:auto-text-indent="false"/>
      <style:text-properties fo:font-variant="normal" fo:text-transform="none" fo:color="#333333" fo:letter-spacing="normal"/>
    </style:style>
    <style:style style:name="T1" style:family="text">
      <style:text-properties style:font-name="museo-sans-rounded" fo:font-size="12.75pt" fo:font-style="normal" fo:font-weight="bold"/>
    </style:style>
    <style:style style:name="T2" style:family="text">
      <style:text-properties style:font-name-complex="museo-sans-rounded" style:font-size-complex="12.75pt" style:font-style-complex="normal" style:font-weight-complex="bold"/>
    </style:style>
    <style:style style:name="T3" style:family="text">
      <style:text-properties style:font-name-asian="museo-sans-rounded" style:font-size-asian="12.7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rikaans ~ Hallo (Don.Rodrigo)</text:p>
      <text:p text:style-name="P1">Albanian ~ Mirë dita (OKAMOTO_Yusuke)</text:p>
      <text:p text:style-name="P2"><text:span text:style-name="T1">Amharic ~ </text:span><text:span text:style-name="T2">ታዲያስ </text:span><text:span text:style-name="T1">Pronunciation: tadiyas (Adamyoung97)</text:span></text:p>
      <text:p text:style-name="P2"><text:span text:style-name="T1">Arabic ~ </text:span><text:span text:style-name="T2">مرحبا </text:span><text:span text:style-name="T1">or </text:span><text:span text:style-name="T2">مَرْحَبًا </text:span><text:span text:style-name="T1">Pronunciation: marhaban or Marhabaa (Adamyoung97 and MaeeSafaee)</text:span></text:p>
      <text:p text:style-name="P2"><text:span text:style-name="T1">Azerbaijani ~ Салам or </text:span><text:span text:style-name="T2">سلام </text:span><text:span text:style-name="T1">Pronunciation: Salam (Andro777)</text:span></text:p>
      <text:p text:style-name="P2"><text:span text:style-name="T1">Bengali ~ </text:span><text:span text:style-name="T2">নমস্কার </text:span><text:span text:style-name="T1">Pronunciation: nomoshkaar or namaskar (TanytopiSal)</text:span></text:p>
      <text:p text:style-name="P1">Bosnian ~ Zdravo (89Edina89 )</text:p>
      <text:p text:style-name="P1">Bulgarian (Formal) ~ Здравей Pronunciation: zdravey (samuelianadams)</text:p>
      <text:p text:style-name="P1">Bulgarian (Informal) ~ Здрасти Pronunciation: zdrasti (samuelianadams)</text:p>
      <text:p text:style-name="P1">Croatian ~ Bok (Diogo.D)</text:p>
      <text:p text:style-name="P1">Czech ~ ahoj (Inkybaba)</text:p>
      <text:p text:style-name="P1">Danish ~ Hej (Brenzo44)</text:p>
      <text:p text:style-name="P1">Dutch ~ Hallo (Snowflake_s)</text:p>
      <text:p text:style-name="P1">English ~ Hello</text:p>
      <text:p text:style-name="P1">Esperanto ~ Saluton (JessePaedia and Rythmixed)</text:p>
      <text:p text:style-name="P1">Estonian ~ Tere (Inkybaba)</text:p>
      <text:p text:style-name="P2"><text:span text:style-name="T1">Farsi ~ </text:span><text:span text:style-name="T2">سلام </text:span><text:span text:style-name="T1">or </text:span><text:span text:style-name="T2">درود بر تو </text:span><text:span text:style-name="T1">or </text:span><text:span text:style-name="T2">درود بر شما </text:span><text:span text:style-name="T1">Pronunciation: Salaam or Dorood bar to or D orood bar shoma (MaeeSafaee and Andro777)</text:span></text:p>
      <text:p text:style-name="P1">Fijian ~ Bula (JessePaedia)</text:p>
      <text:p text:style-name="P1"><text:soft-page-break/>Finnish ~ Terve (CreeperGhostGirl)</text:p>
      <text:p text:style-name="P1">French (Formal)~ Bonjour (CatGirl97)</text:p>
      <text:p text:style-name="P1">French (Informal) ~ Salut (CatGirl97)</text:p>
      <text:p text:style-name="P1">German ~Hallo (Snowflake_s)</text:p>
      <text:p text:style-name="P1">Greek ~ Γεια σου Pronunciation: yiassoo (Diogo.D)</text:p>
      <text:p text:style-name="P1">Hawaiian ~ Aloha (jabramsohn)</text:p>
      <text:p text:style-name="P2"><text:span text:style-name="T1">Hebrew ~ </text:span><text:span text:style-name="T2">שלום </text:span><text:span text:style-name="T1">Pronunciation: Shalom (HellerM and Adamyoung97)</text:span></text:p>
      <text:p text:style-name="P2"><text:span text:style-name="T1">Hindi ~ </text:span><text:span text:style-name="T2">नमस्ते </text:span><text:span text:style-name="T1">Pronunciation: Namastē (Remoonline)</text:span></text:p>
      <text:p text:style-name="P1">Hungarian (Plural) ~ Sziasztok (Stuttgart3)</text:p>
      <text:p text:style-name="P1">Hungarian (Singular) ~ Szia (Adamyoung97)</text:p>
      <text:p text:style-name="P1">Indonesian ~ Halo or Hai (JessePaedia)</text:p>
      <text:p text:style-name="P1">Irish (Plural) ~ Dia dhaoibh (BryanEDU)</text:p>
      <text:p text:style-name="P1">Irish (Singular)~ Dia dhuit (BryanEDU)</text:p>
      <text:p text:style-name="P1">Italian (Formal) ~ Salve (AV_5100)</text:p>
      <text:p text:style-name="P1">Italian (Informal) ~ Ciao (Jaycat1234)</text:p>
      <text:p text:style-name="P2"><text:span text:style-name="T1">Japanese ~ </text:span><text:span text:style-name="T3">こんにちは </text:span><text:span text:style-name="T1">Pronunciation: Kon'nichiwa (CreeperGhostGirl and Nitram15)</text:span></text:p>
      <text:p text:style-name="P2"><text:span text:style-name="T1">Kannada ~ </text:span><text:span text:style-name="T2">ನಮಸ್ಕಾರ </text:span><text:span text:style-name="T1">Pronunciation: namaskār (LeMaitre)</text:span></text:p>
      <text:p text:style-name="P2"><text:span text:style-name="T1">Khmer (Formal) </text:span><text:span text:style-name="T2">ជំរាបសួរ </text:span><text:span text:style-name="T1">Pronunciation: cham reap sour (Anna._)</text:span></text:p>
      <text:p text:style-name="P2"><text:soft-page-break/><text:span text:style-name="T1">Korean (Formal) ~ </text:span><text:span text:style-name="T3">안녕하세요 </text:span><text:span text:style-name="T1">Pronunciation: an-nyeong-ha-se-yo (Anna._)</text:span></text:p>
      <text:p text:style-name="P2"><text:span text:style-name="T1">Korean (Informal) ~ </text:span><text:span text:style-name="T3">안녕 </text:span><text:span text:style-name="T1">Pronunciation: annyeong (TheBryce and Anna._)</text:span></text:p>
      <text:p text:style-name="P2"><text:span text:style-name="T1">Lao: </text:span><text:span text:style-name="T2">ສະບາຍດີ </text:span><text:span text:style-name="T1">Pronunciation: Sabaai-dii (OKAMOTO_Yusuke)</text:span></text:p>
      <text:p text:style-name="P1">Latin (Plural) ~ Salvete (Knittingirl)</text:p>
      <text:p text:style-name="P1">Latin (Singular) ~ Salve (Knittingirl)</text:p>
      <text:p text:style-name="P1">Latvian ~ Sveiki (Inkybaba)</text:p>
      <text:p text:style-name="P1">Limburgish ~ Hallau (Don.Rodrigo)</text:p>
      <text:p text:style-name="P1">Lithuanian ~ Sveiki (Inkybaba)</text:p>
      <text:p text:style-name="P1">Macedonian ~ Добар ден Pronunciation: Dobar den (OKAMOTO_Yusuke)</text:p>
      <text:p text:style-name="P1">Malaysian (Noon to 2pm) ~ Selamat tengahari (OKAMOTO_Yusuke)</text:p>
      <text:p text:style-name="P1">Malaysian (2pm to sunset) ~ Selamat petang (OKAMOTO_Yusuke)</text:p>
      <text:p text:style-name="P1">Maltese ~ Ħelow (CreeperGhostGirl and StrapsOption)</text:p>
      <text:p text:style-name="P2"><text:span text:style-name="T1">Mandarin Chinese ~ </text:span><text:span text:style-name="T3">你好 </text:span><text:span text:style-name="T1">Pronunciation: nǐ hǎo (Rhythmialex)</text:span></text:p>
      <text:p text:style-name="P1">Maori ~ Kia ora (JessePaedia)</text:p>
      <text:p text:style-name="P1">Norwegian ~ Hei (AV_5100)</text:p>
      <text:p text:style-name="P2"><text:span text:style-name="T1">Odia ~ </text:span><text:span text:style-name="T2">ନମସ୍କାର </text:span><text:span text:style-name="T1">Pronunciation: Namaskār (Remoonline)</text:span></text:p>
      <text:p text:style-name="P1">Polish ~ Cześć or Hej (Baakamono)</text:p>
      <text:p text:style-name="P1">Portuguese ~ Oi (Diogo.D)</text:p>
      <text:p text:style-name="P1"><text:soft-page-break/>Romanian ~ alo or salut (Inkybaba)</text:p>
      <text:p text:style-name="P1">Russian ~ Здравствуйте Pronunciation: Zdrahstvootye or Привет Pronunciation: Preevyet (Language020)</text:p>
      <text:p text:style-name="P1">Scottish Gaelic ~ Haló (ADSharpe)</text:p>
      <text:p text:style-name="P1">Serbian ~ Здраво Pronunciation: Zdravo (De_aapje)</text:p>
      <text:p text:style-name="P2"><text:span text:style-name="T1">Shanghainese ~ </text:span><text:span text:style-name="T3">侬好 </text:span><text:span text:style-name="T1">Pronunciation: noŋ hɔ (OKAMOTO_Yusuke)</text:span></text:p>
      <text:p text:style-name="P1">Slovak ~ ahoj (Inkybaba)</text:p>
      <text:p text:style-name="P1">Spanish ~ Hola</text:p>
      <text:p text:style-name="P1">Swabian ~ Grüss Gott (DrWho100)</text:p>
      <text:p text:style-name="P1">Swahili ~ Hujambo (S-G-Miller)</text:p>
      <text:p text:style-name="P1">Swedish ~ Hej or Hallá (Brenzo44 and Krekt)</text:p>
      <text:p text:style-name="P1">Swiss German (Informal) ~ Hoi (Jabramsohn)</text:p>
      <text:p text:style-name="P1">Swiss German (Plural, Formal) ~ Grüezi mitenand (Jabramsohn)</text:p>
      <text:p text:style-name="P1">Swiss German (Singular, Formal) ~ Grüezi (Jabramsohn)</text:p>
      <text:p text:style-name="P2"><text:span text:style-name="T1">Tamil ~ </text:span><text:span text:style-name="T2">வனக்கம் </text:span><text:span text:style-name="T1">Pronunciation: vanakkam (LeMaitre)</text:span></text:p>
      <text:p text:style-name="P2"><text:span text:style-name="T1">Telugu ~ </text:span><text:span text:style-name="T2">నమస్కారం </text:span><text:span text:style-name="T1">Pronunciation: namaskāram (LeMaitre)</text:span></text:p>
      <text:p text:style-name="P2"><text:span text:style-name="T1">Thai (Female) ~ </text:span><text:span text:style-name="T2">สวัสดีค่ะ </text:span><text:span text:style-name="T1">Pronunciation: sawatdeekha (Anna._)</text:span></text:p>
      <text:p text:style-name="P2"><text:span text:style-name="T1">Thai (Male) ~ </text:span><text:span text:style-name="T2">สวัสดีครับ </text:span><text:span text:style-name="T1">pronunciation: sawatdeekhrap (Anna._)</text:span></text:p>
      <text:p text:style-name="P1">Turkish ~ Merhaba (AV_5100)</text:p>
      <text:p text:style-name="P1"><text:soft-page-break/>Vietnamese ~ Xin chào (Krekt)</text:p>
      <text:p text:style-name="P1">Woiworung ~ Womenjeka (JessePaedia)</text:p>
      <text:p text:style-name="P2"><text:span text:style-name="T1">Yiddish ~ </text:span><text:span text:style-name="T2">שלום </text:span><text:span text:style-name="T1">Pronunciation: Sholem (S-G-Miller and Jabramsohn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useo-sans-rounded" svg:font-family="museo-sans-rounded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my and Shara Johnson</meta:initial-creator>
    <meta:creation-date>2018-07-06T20:01:14.87</meta:creation-date>
    <meta:document-statistic meta:table-count="0" meta:image-count="0" meta:object-count="0" meta:page-count="5" meta:paragraph-count="75" meta:word-count="479" meta:character-count="3387"/>
    <dc:date>2018-07-06T20:02:06.34</dc:date>
    <dc:creator>Jimmy and Shara Johnson</dc:creator>
    <meta:editing-duration>PT51S</meta:editing-duration>
    <meta:editing-cycles>1</meta:editing-cycles>
    <meta:generator>OpenOffice/4.1.3$Win32 OpenOffice.org_project/413m1$Build-9783</meta:generator>
  </office:meta>
</office:document-meta>
</file>